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0f203" officeooo:paragraph-rsid="0019239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239a" officeooo:paragraph-rsid="0019239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239a" officeooo:paragraph-rsid="0019239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0f203" officeooo:paragraph-rsid="001923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9239a" officeooo:paragraph-rsid="001c419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9239a" officeooo:paragraph-rsid="001dc33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9239a" officeooo:paragraph-rsid="001e13c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9239a" officeooo:paragraph-rsid="0021e3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19239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1dc33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1e13c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21e3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26763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a425a" officeooo:paragraph-rsid="001a425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c4190" officeooo:paragraph-rsid="001c419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dc33d" officeooo:paragraph-rsid="001dc33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e13c8" officeooo:paragraph-rsid="001e13c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985b" officeooo:paragraph-rsid="001f985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1e363" officeooo:paragraph-rsid="0021e36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6763e" officeooo:paragraph-rsid="001923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7a018" officeooo:paragraph-rsid="0027a01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990f6" officeooo:paragraph-rsid="002990f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b09a8" officeooo:paragraph-rsid="002b09a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ca7f3" officeooo:paragraph-rsid="002ca7f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19239a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1c4190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1dc33d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1e13c8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21e363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9239a" officeooo:paragraph-rsid="002b09a8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c4190" officeooo:paragraph-rsid="0019239a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19239a" officeooo:paragraph-rsid="0021e363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19239a" officeooo:paragraph-rsid="002b09a8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19239a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9239a" officeooo:paragraph-rsid="0019239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48f0c" officeooo:paragraph-rsid="002582e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a425a" officeooo:paragraph-rsid="001a425a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04669e"/>
    </style:style>
    <style:style style:name="T2" style:family="text">
      <style:text-properties officeooo:rsid="0019239a"/>
    </style:style>
    <style:style style:name="T3" style:family="text">
      <style:text-properties officeooo:rsid="001a425a"/>
    </style:style>
    <style:style style:name="T4" style:family="text">
      <style:text-properties officeooo:rsid="001c4190"/>
    </style:style>
    <style:style style:name="T5" style:family="text">
      <style:text-properties officeooo:rsid="001dc33d"/>
    </style:style>
    <style:style style:name="T6" style:family="text">
      <style:text-properties officeooo:rsid="0021e363"/>
    </style:style>
    <style:style style:name="T7" style:family="text">
      <style:text-properties officeooo:rsid="002582ee"/>
    </style:style>
    <style:style style:name="T8" style:family="text">
      <style:text-properties officeooo:rsid="0026763e"/>
    </style:style>
    <style:style style:name="T9" style:family="text">
      <style:text-properties officeooo:rsid="002990f6"/>
    </style:style>
    <style:style style:name="T10" style:family="text">
      <style:text-properties officeooo:rsid="002acceb"/>
    </style:style>
    <style:style style:name="T11" style:family="text">
      <style:text-properties officeooo:rsid="002b09a8"/>
    </style:style>
    <style:style style:name="T12" style:family="text">
      <style:text-properties officeooo:rsid="002dc68a"/>
    </style:style>
    <style:style style:name="T13" style:family="text">
      <style:text-properties officeooo:rsid="002e49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LES AILES </text:p>
      <text:p text:style-name="P4">MODE D<text:span text:style-name="T1">'</text:span>EMPLOI <text:s/><text:span text:style-name="T2">OPTIONS</text:span></text:p>
      <text:p text:style-name="P4"/>
      <text:p text:style-name="P1"/>
      <text:p text:style-name="P1"/>
      <text:p text:style-name="P1"/>
      <text:p text:style-name="P25">La saisie informatique</text:p>
      <text:p text:style-name="P3"/>
      <text:p text:style-name="P2"/>
      <text:p text:style-name="P35">La saisie des réassorts peut être effectuée par nos soins afin d'être directement transmise à vos services administratifs.</text:p>
      <text:p text:style-name="P35"/>
      <text:p text:style-name="P36">Elle est pour vous un gain de temps <text:span text:style-name="T7">appréciable</text:span> et vous apporte une vision des résultats en temps réel.</text:p>
      <text:p text:style-name="P35"/>
      <text:p text:style-name="P35">Elle est opérationnelle à compter du 4eme jour de la prise en charge du secteur. Elle est réalisée par un préposé affecté à ce service.</text:p>
      <text:p text:style-name="P35"/>
      <text:p text:style-name="P35">La transmission des saisies est journalières par synchronisation des données. </text:p>
      <text:p text:style-name="P35"/>
      <text:p text:style-name="P37">Si cette option a été souscrite, les bons de commande papiers confirmés par le responsable de l'officine ou de son remplaçant seront archivés par nos soins pendant une durée de 6 mois pour éviter tout litige.</text:p>
      <text:p text:style-name="P35"/>
      <text:p text:style-name="P35">Il vous est demandé de nous fournir le logiciel approprié ainsi que le service de maintenance inhérent à celui ci .</text:p>
      <text:p text:style-name="P34"/>
      <text:p text:style-name="P9"/>
      <text:p text:style-name="P9"/>
      <text:p text:style-name="P9"/>
      <text:p text:style-name="P9"/>
      <text:p text:style-name="P9"/>
      <text:p text:style-name="P31">Le suivi de visite</text:p>
      <text:p text:style-name="P25"/>
      <text:p text:style-name="P9"/>
      <text:p text:style-name="P9">Une prise de rendez vous à venir peut être également faite lors des visites de nos délégués. </text:p>
      <text:p text:style-name="P9"/>
      <text:p text:style-name="P13"><text:span text:style-name="T8">Elle</text:span> facilite la reprise <text:span text:style-name="T8">de votre délégué et</text:span> <text:span text:style-name="T8">optimise la réorganisation de votre secteur</text:span> <text:span text:style-name="T8">dans</text:span> la prise en charge <text:span text:style-name="T8">de celui ci</text:span> par un nouveau <text:span text:style-name="T3">commercial.</text:span></text:p>
      <text:p text:style-name="P20"/>
      <text:p text:style-name="P14">Elle peut aussi être utilisée par nos services en cas de prolongation de la durée de la mission.</text:p>
      <text:p text:style-name="P14"/>
      <text:p text:style-name="P14">La date du rendez vous est fixée en bas du bon de commande papier et validée par l'interlocuteur de la pharmacie.</text:p>
      <text:p text:style-name="P14"/>
      <text:p text:style-name="P14">L'archivage et la gestion <text:s/>des rendez vous <text:span text:style-name="T5">sont à nos soins et vous sont transmis.</text:span></text:p>
      <text:p text:style-name="P14"/>
      <text:p text:style-name="P14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26">L<text:span text:style-name="T4">es renforts de visites</text:span></text:p>
      <text:p text:style-name="P5"/>
      <text:p text:style-name="P15"/>
      <text:p text:style-name="P15">Selon vos critères de priorité, il peut y avoir une forte concentration de réassorts à accomplir sur un secteur restreint. </text:p>
      <text:p text:style-name="P15"/>
      <text:p text:style-name="P21">Pour ne négliger aucun client important et laisser s'infiltrer la concurrence,<text:span text:style-name="T4"> nous assignons un de nos délégués en renfort sur ce secteur afin de réaliser <text:s/>8 visites journalières.</text:span></text:p>
      <text:p text:style-name="P15"/>
      <text:p text:style-name="P15">Les conditions habituelles de réalisation des visites sont respectées par le renfort <text:s/>de la même manière que le délégué responsable du département.</text:p>
      <text:p text:style-name="P15"/>
      <text:p text:style-name="P15"/>
      <text:p text:style-name="P15"/>
      <text:p text:style-name="P27">L<text:span text:style-name="T5">a prise de rendez vous téléphonique </text:span></text:p>
      <text:p text:style-name="P6"/>
      <text:p text:style-name="P10"/>
      <text:p text:style-name="P16">Nous vous proposons cette option qui consiste uniquement à une prise de rendez vous téléphonique auprès des pharmacies.</text:p>
      <text:p text:style-name="P16"/>
      <text:p text:style-name="P22">Elle permet, comme le suivi de visite, d’améliorer le réaménagement du secteur. Elle offre <text:span text:style-name="T12">à votre</text:span> délégué la possibilité de se concentrer sur ses visites pour un maximum de productivité.</text:p>
      <text:p text:style-name="P16"/>
      <text:p text:style-name="P16">Cette alternative n'est pas assortie d'un service de visites , sauf si une mission nous est confiée entre-temps sur le lieu des rendez vous fixés.</text:p>
      <text:p text:style-name="P16"/>
      <text:p text:style-name="P16"/>
      <text:p text:style-name="P28">L<text:span text:style-name="T5">a prise de réassorts téléphonique</text:span></text:p>
      <text:p text:style-name="P7"/>
      <text:p text:style-name="P11"/>
      <text:p text:style-name="P17">Cette option vous est proposée en cas de demandes urgentes de vos clients mais également en complément de nos missions terrain.</text:p>
      <text:p text:style-name="P17"/>
      <text:p text:style-name="P17">Elle peut vous permettre de palier à l'afflux de votre concurrence très courante sur un secteur vacant.</text:p>
      <text:p text:style-name="P17"/>
      <text:p text:style-name="P17">Elle contribue <text:span text:style-name="T9">aussi</text:span> à conserver le contact ainsi que votre image auprès de vos clients, trop souvent malmenés sur un secteur inoccupé.</text:p>
      <text:p text:style-name="P17"/>
      <text:p text:style-name="P18">Ce choix vous est conseillé pour gérer les réapprovisionnements des clients non ciblés dans vos priorités.</text:p>
      <text:p text:style-name="P18"/>
      <text:p text:style-name="P18">La réalisation du réassort se fait selon les mêmes conditions commerciales qu'une visite traditionnelle. Elle est effectuée sur rendez vous téléphonique fixé par nos soins.</text:p>
      <text:p text:style-name="P18"/>
      <text:p text:style-name="P18"/>
      <text:p text:style-name="P18"><text:soft-page-break/></text:p>
      <text:p text:style-name="P8"/>
      <text:p text:style-name="P8"/>
      <text:p text:style-name="P29"/>
      <text:p text:style-name="P29"/>
      <text:p text:style-name="P29"/>
      <text:p text:style-name="P29">La <text:span text:style-name="T6">gestion des périmés </text:span></text:p>
      <text:p text:style-name="P32"/>
      <text:p text:style-name="P12"/>
      <text:p text:style-name="P19">La gestion des produits périmés et / ou détériorés peut être effectuée sur la base d'un chiffrage du montant global de ces produits prix tarif.</text:p>
      <text:p text:style-name="P19"/>
      <text:p text:style-name="P19">Les conditions de reprise, abattements et avoirs restent à votre charge selon votre politique intérieure.</text:p>
      <text:p text:style-name="P19"/>
      <text:p text:style-name="P19">La neutralisation des produits ( codes barres <text:span text:style-name="T10">rayés</text:span>, mise en destruction ) est faite dans l'officine.</text:p>
      <text:p text:style-name="P19"/>
      <text:p text:style-name="P19">Cette opération fait l'objet d'un compte rendu précis signé et tamponné par le responsable présent <text:s/>de la pharmacie.</text:p>
      <text:p text:style-name="P19"/>
      <text:p text:style-name="P19"/>
      <text:p text:style-name="P30">La <text:span text:style-name="T11">prolongation de mission</text:span></text:p>
      <text:p text:style-name="P30"/>
      <text:p text:style-name="P33"/>
      <text:p text:style-name="P23">Si vous avez <text:span text:style-name="T13">accepté</text:span> cette close, la mission de 4 semaines par secteur peut être prolongée d'une seconde période de 4 semaines afin de <text:s/>proposer nos services à un maximum de vos clients.</text:p>
      <text:p text:style-name="P23"/>
      <text:p text:style-name="P24">Cette période de prolongation peut être renouvelée 1 fois par an par secteur.</text:p>
      <text:p text:style-name="P23"/>
      <text:p text:style-name="P23">Elle se fait dans les mêmes conditions que la mission initi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9:43:16.976000000</meta:creation-date>
    <dc:date>2016-08-21T08:43:09.402000000</dc:date>
    <meta:editing-duration>PT1H45M40S</meta:editing-duration>
    <meta:editing-cycles>20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38" meta:word-count="636" meta:character-count="3847" meta:non-whitespace-character-count="3237"/>
  </office:meta>
</office:document-meta>
</file>